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accelerato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accelerato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toolpanel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accelerato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toolpanel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toolpanel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toolpanel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2" style:family="graphic" style:parent-style-name="objectwithoutfill">
      <style:graphic-properties draw:fill="none"/>
    </style:style>
    <style:style style:name="gr3" style:family="graphic" style:parent-style-name="standard">
      <style:graphic-properties draw:stroke="dash" draw:stroke-dash="Fine_20_Dashed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6" style:family="graphic" style:parent-style-name="Номерки">
      <style:graphic-properties draw:textarea-horizontal-align="justify" fo:min-height="0.001cm" fo:min-width="0.28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textarea-horizontal-align="justify" fo:padding-top="-0.2cm" fo:padding-bottom="-0.2cm" fo:padding-left="-0.2cm" fo:padding-right="-0.2cm" fo:wrap-option="wrap"/>
    </style:style>
    <style:style style:name="gr9" style:family="graphic" style:parent-style-name="standard">
      <style:graphic-properties draw:stroke="none" svg:stroke-color="#000000" draw:fill="none" draw:fill-color="#ffffff"/>
    </style:style>
    <style:style style:name="gr10" style:family="graphic" style:parent-style-name="Номерки">
      <style:graphic-properties fo:min-height="0.28cm"/>
    </style:style>
    <style:style style:name="gr11" style:family="graphic" style:parent-style-name="Номерки">
      <style:graphic-properties fo:min-height="0.395cm"/>
    </style:style>
    <style:style style:name="gr12" style:family="graphic" style:parent-style-name="Номерки">
      <style:graphic-properties fo:min-width="0.086cm"/>
    </style:style>
    <style:style style:name="gr13" style:family="graphic" style:parent-style-name="Номерки">
      <style:graphic-properties fo:min-width="0.0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1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6" style:family="graphic" style:parent-style-name="standard">
      <style:graphic-properties draw:textarea-horizontal-align="center" draw:textarea-vertical-align="middle" fo:padding-top="0cm" fo:padding-bottom="0cm" fo:wrap-option="no-wrap"/>
    </style:style>
    <style:style style:name="gr17" style:family="graphic" style:parent-style-name="standard">
      <style:graphic-properties draw:textarea-horizontal-align="center" fo:wrap-option="no-wrap"/>
    </style:style>
    <style:style style:name="gr18" style:family="graphic" style:parent-style-name="standard">
      <style:graphic-properties fo:padding-top="0cm" fo:padding-right="0cm"/>
    </style:style>
    <style:style style:name="gr19" style:family="graphic" style:parent-style-name="Номерки">
      <style:graphic-properties fo:min-width="0.008cm"/>
    </style:style>
    <style:style style:name="gr20" style:family="graphic" style:parent-style-name="Номерки">
      <style:graphic-properties fo:min-height="0.107cm" fo:min-width="0.119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hyphenate="true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hyphenate="true"/>
    </style:style>
    <style:style style:name="P8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 fo:hyphenate="tru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10pt" style:font-size-asian="10pt" style:font-size-complex="10pt" fo:hyphenate="true"/>
    </style:style>
    <style:style style:name="P11" style:family="paragraph">
      <style:text-properties fo:font-size="10pt" style:font-size-asian="10pt" style:font-size-complex="10pt" fo:hyphenate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standard" draw:text-style-name="P2" xml:id="id1" draw:id="id1" draw:layer="layout" svg:width="2.25cm" svg:height="0.75cm" svg:x="9cm" svg:y="5.104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2" xml:id="id2" draw:id="id2" draw:layer="layout" svg:width="2.25cm" svg:height="1.5cm" svg:x="9cm" svg:y="6.354cm">
          <text:p text:style-name="P3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8" draw:id="id8" draw:layer="layout" svg:width="2.25cm" svg:height="0.75cm" svg:x="9cm" svg:y="22.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7" draw:id="id7" draw:layer="layout" svg:width="2.25cm" svg:height="1.5cm" svg:x="9cm" svg:y="20.5cm">
          <text:p text:style-name="P3">Угол между вектором и OX = %fi%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5.854cm" svg:x2="10.125cm" svg:y2="6.354cm" draw:start-shape="id1" draw:start-glue-point="6" draw:end-shape="id2" draw:end-glue-point="4" svg:d="m10125 5854v500">
          <text:p/>
        </draw:connector>
        <draw:connector draw:style-name="Соединение" draw:layer="layout" svg:x1="10.125cm" svg:y1="7.766cm" svg:x2="10.125cm" svg:y2="8.351cm" draw:start-shape="id2" draw:start-glue-point="6" draw:end-shape="id3" draw:end-glue-point="4" svg:d="m10125 7766v585">
          <text:p/>
        </draw:connector>
        <draw:connector draw:style-name="Соединение" draw:layer="layout" svg:x1="10.125cm" svg:y1="9.763cm" svg:x2="10.125cm" svg:y2="10.331cm" draw:start-shape="id3" draw:start-glue-point="6" draw:end-shape="id4" draw:end-glue-point="5" svg:d="m10125 9763v568">
          <text:p/>
        </draw:connector>
        <draw:frame draw:style-name="Номерки" draw:layer="layout" svg:width="0.194cm" svg:height="0.386cm" svg:x="9.335cm" svg:y="4.819cm">
          <draw:text-box>
            <text:p>1</text:p>
          </draw:text-box>
        </draw:frame>
        <draw:frame draw:style-name="Номерки" draw:layer="layout" svg:width="0.194cm" svg:height="0.386cm" svg:x="9.285cm" svg:y="6.057cm">
          <draw:text-box>
            <text:p>2</text:p>
          </draw:text-box>
        </draw:frame>
        <draw:frame draw:style-name="gr1" draw:text-style-name="P4" draw:layer="layout" svg:width="4cm" svg:height="1.654cm" svg:x="3.824cm" svg:y="6cm">
          <draw:text-box>
            <text:p text:style-name="P4">Программа находит угол между заданным вектором и осью OX.</text:p>
          </draw:text-box>
        </draw:frame>
        <draw:polyline draw:style-name="gr2" xml:id="id5" draw:id="id5" draw:layer="layout" svg:width="0.599cm" svg:height="1.299cm" svg:x="7.4cm" svg:y="6cm" svg:viewBox="0 0 600 1300" draw:points="0,0 600,0 600,1300 0,1300">
          <text:p/>
        </draw:polyline>
        <draw:connector draw:style-name="gr3" draw:layer="layout" draw:type="line" svg:x1="8cm" svg:y1="6.65cm" svg:x2="9cm" svg:y2="7.104cm" draw:start-shape="id5" draw:start-glue-point="1" draw:end-shape="id2" draw:end-glue-point="5" svg:d="m8000 6650 1000 454">
          <text:p/>
        </draw:connector>
        <draw:connector draw:style-name="Соединение" draw:layer="layout" svg:x1="10.125cm" svg:y1="20cm" svg:x2="10.125cm" svg:y2="20.5cm" draw:start-shape="id6" draw:start-glue-point="2" draw:end-shape="id7" draw:end-glue-point="4" svg:d="m10125 20000v500">
          <text:p/>
        </draw:connector>
        <draw:connector draw:style-name="Соединение" draw:layer="layout" svg:x1="10.125cm" svg:y1="21.912cm" svg:x2="10.125cm" svg:y2="22.5cm" draw:start-shape="id7" draw:start-glue-point="6" draw:end-shape="id8" draw:end-glue-point="4" svg:d="m10125 21912v588">
          <text:p/>
        </draw:connector>
        <draw:custom-shape draw:style-name="gr4" draw:text-style-name="P5" xml:id="id4" draw:id="id4" draw:layer="layout" svg:width="2.25cm" svg:height="1.5cm" svg:x="9cm" svg:y="10.331cm">
          <text:p text:style-name="P5">x1,y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2" xml:id="id3" draw:id="id3" draw:layer="layout" svg:width="2.25cm" svg:height="1.5cm" svg:x="9cm" svg:y="8.351cm">
          <text:p text:style-name="P3"><text:span text:style-name="T1">Введите x1, y1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13.73cm" svg:x2="10.125cm" svg:y2="14.321cm" draw:start-shape="id9" draw:start-glue-point="6" svg:d="m10125 13730v591">
          <text:p/>
        </draw:connector>
        <draw:custom-shape draw:style-name="gr4" draw:text-style-name="P5" xml:id="id10" draw:id="id10" draw:layer="layout" svg:width="2.25cm" svg:height="1.702cm" svg:x="9cm" svg:y="14.298cm">
          <text:p text:style-name="P5">x2,y2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2" xml:id="id9" draw:id="id9" draw:layer="layout" svg:width="2.25cm" svg:height="1.5cm" svg:x="9cm" svg:y="12.318cm">
          <text:p text:style-name="P3"><text:span text:style-name="T1">Введите x2, y2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6" xml:id="id11" draw:id="id11" draw:layer="layout" svg:width="2.25cm" svg:height="1.5cm" svg:x="9cm" svg:y="16.5cm">
          <text:p text:style-name="P5"><text:span text:style-name="T1">vecx=x2-x1;</text:span></text:p>
          <text:p text:style-name="P5"><text:span text:style-name="T1">vecy=y2-y1;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2.25cm" svg:height="1.5cm" svg:x="9cm" svg:y="18.5cm">
          <text:p text:style-name="P5"><text:span text:style-name="T1">Вычислить угол fi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0.125cm" svg:y1="16cm" svg:x2="10.125cm" svg:y2="16.5cm" draw:start-shape="id10" draw:start-glue-point="8" draw:end-shape="id11" draw:end-glue-point="0" svg:d="m10125 16000v500">
          <text:p/>
        </draw:connector>
        <draw:connector draw:style-name="Соединение" draw:layer="layout" svg:x1="10.125cm" svg:y1="18cm" svg:x2="10.125cm" svg:y2="18.5cm" draw:start-shape="id11" draw:start-glue-point="2" draw:end-shape="id6" draw:end-glue-point="0" svg:d="m10125 18000v500">
          <text:p/>
        </draw:connector>
        <draw:connector draw:style-name="Соединение" draw:layer="layout" svg:x1="10.125cm" svg:y1="11.831cm" svg:x2="10.125cm" svg:y2="12.318cm" draw:start-shape="id4" draw:start-glue-point="8" draw:end-shape="id9" svg:d="m10125 11831v487">
          <text:p/>
        </draw:connector>
        <draw:frame draw:style-name="Номерки" draw:layer="layout" svg:width="0.194cm" svg:height="0.386cm" svg:x="9.256cm" svg:y="8.048cm">
          <draw:text-box>
            <text:p>3</text:p>
          </draw:text-box>
        </draw:frame>
        <draw:frame draw:style-name="Номерки" draw:layer="layout" svg:width="0.194cm" svg:height="0.386cm" svg:x="9.624cm" svg:y="10.105cm">
          <draw:text-box>
            <text:p>4</text:p>
          </draw:text-box>
        </draw:frame>
        <draw:frame draw:style-name="Номерки" draw:layer="layout" svg:width="0.194cm" svg:height="0.386cm" svg:x="9.234cm" svg:y="12.08cm">
          <draw:text-box>
            <text:p>5</text:p>
          </draw:text-box>
        </draw:frame>
        <draw:frame draw:style-name="Номерки" draw:layer="layout" svg:width="0.194cm" svg:height="0.386cm" svg:x="9.655cm" svg:y="14.026cm">
          <draw:text-box>
            <text:p>6</text:p>
          </draw:text-box>
        </draw:frame>
        <draw:frame draw:style-name="Номерки" draw:layer="layout" svg:width="0.194cm" svg:height="0.386cm" svg:x="9.287cm" svg:y="16.25cm">
          <draw:text-box>
            <text:p>7</text:p>
          </draw:text-box>
        </draw:frame>
        <draw:frame draw:style-name="Номерки" draw:layer="layout" svg:width="0.194cm" svg:height="0.386cm" svg:x="9.217cm" svg:y="18.283cm">
          <draw:text-box>
            <text:p>8</text:p>
          </draw:text-box>
        </draw:frame>
        <draw:frame draw:style-name="Номерки" draw:layer="layout" svg:width="0.194cm" svg:height="0.386cm" svg:x="9.252cm" svg:y="20.211cm">
          <draw:text-box>
            <text:p>9</text:p>
          </draw:text-box>
        </draw:frame>
        <draw:frame draw:style-name="gr6" draw:layer="layout" svg:width="0.29cm" svg:height="0.386cm" svg:x="9.329cm" svg:y="22.255cm">
          <draw:text-box>
            <text:p>10</text:p>
          </draw:text-box>
        </draw:frame>
        <draw:polyline draw:style-name="gr2" xml:id="id12" draw:id="id12" draw:layer="layout" svg:width="0.599cm" svg:height="1.329cm" svg:x="7.5cm" svg:y="17.846cm" svg:viewBox="0 0 600 1330" draw:points="0,0 600,0 600,1330 0,1330">
          <text:p/>
        </draw:polyline>
        <draw:connector draw:style-name="gr3" draw:layer="layout" draw:type="line" svg:x1="8.1cm" svg:y1="18.511cm" svg:x2="9cm" svg:y2="19.25cm" draw:start-shape="id12" draw:start-glue-point="1" draw:end-shape="id6" draw:end-glue-point="3" svg:d="m8100 18511 900 739">
          <text:p/>
        </draw:connector>
        <draw:frame draw:style-name="gr7" draw:layer="layout" svg:width="5.701cm" svg:height="1.133cm" svg:x="2.5cm" svg:y="17.8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Обычный">
        <draw:custom-shape draw:style-name="gr8" draw:text-style-name="P8" xml:id="id22" draw:id="id22" draw:layer="layout" svg:width="2.25cm" svg:height="1.5cm" svg:x="3.25cm" svg:y="8.5cm">
          <text:p text:style-name="P7"><text:span text:style-name="T2">Ошибк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13" draw:id="id13" draw:layer="layout" svg:width="2.25cm" svg:height="0.75cm" svg:x="3.25cm" svg:y="1.27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2" xml:id="id14" draw:id="id14" draw:layer="layout" svg:width="2.25cm" svg:height="1.5cm" svg:x="3.25cm" svg:y="2.523cm">
          <text:p text:style-name="P3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4.375cm" svg:y1="2.023cm" svg:x2="4.375cm" svg:y2="2.523cm" draw:start-shape="id13" draw:start-glue-point="6" draw:end-shape="id14" draw:end-glue-point="4" svg:d="m4375 2023v500">
          <text:p/>
        </draw:connector>
        <draw:connector draw:style-name="Соединение" draw:layer="layout" svg:x1="4.375cm" svg:y1="3.935cm" svg:x2="4.375cm" svg:y2="4.52cm" draw:start-shape="id14" draw:start-glue-point="6" draw:end-shape="id15" draw:end-glue-point="4" svg:d="m4375 3935v585">
          <text:p/>
        </draw:connector>
        <draw:connector draw:style-name="Соединение" draw:layer="layout" svg:x1="4.375cm" svg:y1="5.932cm" svg:x2="4.375cm" svg:y2="6.5cm" draw:start-shape="id15" draw:start-glue-point="6" draw:end-shape="id16" draw:end-glue-point="5" svg:d="m4375 5932v568">
          <text:p/>
        </draw:connector>
        <draw:frame draw:style-name="Номерки" draw:layer="layout" svg:width="0.194cm" svg:height="0.386cm" svg:x="3.585cm" svg:y="0.988cm">
          <draw:text-box>
            <text:p>1</text:p>
          </draw:text-box>
        </draw:frame>
        <draw:frame draw:style-name="Номерки" draw:layer="layout" svg:width="0.194cm" svg:height="0.386cm" svg:x="3.535cm" svg:y="2.226cm">
          <draw:text-box>
            <text:p>2</text:p>
          </draw:text-box>
        </draw:frame>
        <draw:custom-shape draw:style-name="gr4" draw:text-style-name="P5" xml:id="id16" draw:id="id16" draw:layer="layout" svg:width="2.25cm" svg:height="1.5cm" svg:x="3.25cm" svg:y="6.5cm">
          <text:p text:style-name="P5">x1,y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2" xml:id="id15" draw:id="id15" draw:layer="layout" svg:width="2.25cm" svg:height="1.5cm" svg:x="3.25cm" svg:y="4.52cm">
          <text:p text:style-name="P3"><text:span text:style-name="T1">Введите x1, y1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4.375cm" svg:y1="11.998cm" svg:x2="4.375cm" svg:y2="12.566cm" draw:start-shape="id17" draw:start-glue-point="6" draw:end-shape="id18" draw:end-glue-point="5" svg:d="m4375 11998v568">
          <text:p/>
        </draw:connector>
        <draw:custom-shape draw:style-name="gr4" draw:text-style-name="P5" xml:id="id18" draw:id="id18" draw:layer="layout" svg:width="2.25cm" svg:height="1.5cm" svg:x="3.25cm" svg:y="12.566cm">
          <text:p text:style-name="P5">x2,y2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2" xml:id="id17" draw:id="id17" draw:layer="layout" svg:width="2.25cm" svg:height="1.5cm" svg:x="3.25cm" svg:y="10.586cm">
          <text:p text:style-name="P3"><text:span text:style-name="T1">Введите x2, y2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8" xml:id="id23" draw:id="id23" draw:layer="layout" svg:width="2.25cm" svg:height="1.5cm" svg:x="3.25cm" svg:y="15cm">
          <text:p text:style-name="P7"><text:span text:style-name="T2">Ошибк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18.412cm" svg:x2="4.375cm" svg:y2="18.98cm" draw:start-shape="id19" draw:start-glue-point="6" draw:end-shape="id20" draw:end-glue-point="5" svg:d="m4375 18412v568">
          <text:p/>
        </draw:connector>
        <draw:frame draw:style-name="Номерки" draw:layer="layout" svg:width="0.194cm" svg:height="0.386cm" svg:x="3.806cm" svg:y="8.597cm">
          <draw:text-box>
            <text:p>5</text:p>
          </draw:text-box>
        </draw:frame>
        <draw:custom-shape draw:style-name="gr4" draw:text-style-name="P5" xml:id="id20" draw:id="id20" draw:layer="layout" svg:width="2.25cm" svg:height="1.5cm" svg:x="3.25cm" svg:y="18.98cm">
          <text:p text:style-name="P5">x3,y3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draw:text-style-name="P2" xml:id="id19" draw:id="id19" draw:layer="layout" svg:width="2.25cm" svg:height="1.5cm" svg:x="3.25cm" svg:y="17cm">
          <text:p text:style-name="P3"><text:span text:style-name="T1">Введите x3, y3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8" xml:id="id21" draw:id="id21" draw:layer="layout" svg:width="2.25cm" svg:height="1.5cm" svg:x="11.5cm" svg:y="15cm">
          <text:p text:style-name="P7"><text:span text:style-name="T2">Ошибк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6" xml:id="id24" draw:id="id24" draw:layer="layout" svg:width="2.25cm" svg:height="1.5cm" svg:x="11.5cm" svg:y="16.95cm">
          <text:p text:style-name="P5"><text:span text:style-name="T1">Рассчитать стороны треугольника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5" draw:id="id25" draw:layer="layout" svg:width="2.25cm" svg:height="1.5cm" svg:x="11.5cm" svg:y="18.95cm">
          <text:p text:style-name="P7"><text:span text:style-name="T2">Существует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6" xml:id="id26" draw:id="id26" draw:layer="layout" svg:width="2.25cm" svg:height="1.5cm" svg:x="11.5cm" svg:y="20.95cm">
          <text:p text:style-name="P5"><text:span text:style-name="T1">Вычислить периметр и площадь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27" draw:id="id27" draw:layer="layout" svg:width="2.25cm" svg:height="1.5cm" svg:x="11.5cm" svg:y="22.95cm">
          <text:p text:style-name="P3"><text:span text:style-name="T1">Периметр=</text:span></text:p>
          <text:p text:style-name="P3"><text:span text:style-name="T1">%p%, площадь=%s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30" draw:id="id30" draw:layer="layout" svg:width="2.25cm" svg:height="1.5cm" svg:x="14.75cm" svg:y="21.45cm">
          <text:p text:style-name="P3"><text:span text:style-name="T1">Такой треугольник не существует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29" draw:id="id29" draw:layer="layout" svg:width="2.25cm" svg:height="1.5cm" svg:x="17.75cm" svg:y="17.95cm">
          <text:p text:style-name="P3"><text:span text:style-name="T1">Работа программы прерван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28" draw:id="id28" draw:layer="layout" svg:width="2.25cm" svg:height="0.75cm" svg:x="11.5cm" svg:y="25.4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draw:line-skew="-2.082cm" svg:x1="4.375cm" svg:y1="20.48cm" svg:x2="12.625cm" svg:y2="15cm" draw:start-shape="id20" draw:start-glue-point="8" draw:end-shape="id21" draw:end-glue-point="4" svg:d="m4375 20480v216h1894v-6196h6356v500">
          <text:p/>
        </draw:connector>
        <draw:connector draw:style-name="Соединение" draw:layer="layout" svg:x1="4.375cm" svg:y1="8cm" svg:x2="4.375cm" svg:y2="8.5cm" draw:start-shape="id16" draw:start-glue-point="8" draw:end-shape="id22" draw:end-glue-point="4" svg:d="m4375 8000v500">
          <text:p/>
        </draw:connector>
        <draw:connector draw:style-name="Соединение" draw:layer="layout" svg:x1="4.375cm" svg:y1="10cm" svg:x2="4.375cm" svg:y2="10.586cm" draw:start-shape="id22" draw:start-glue-point="6" draw:end-shape="id17" draw:end-glue-point="4" svg:d="m4375 10000v586">
          <text:p/>
        </draw:connector>
        <draw:connector draw:style-name="Соединение" xml:id="id32" draw:id="id32" draw:layer="layout" svg:x1="4.375cm" svg:y1="14.066cm" svg:x2="4.375cm" svg:y2="15cm" draw:start-shape="id18" draw:start-glue-point="8" draw:end-shape="id23" draw:end-glue-point="4" svg:d="m4375 14066v934">
          <text:p/>
        </draw:connector>
        <draw:connector draw:style-name="Соединение" draw:layer="layout" svg:x1="4.375cm" svg:y1="16.5cm" svg:x2="4.375cm" svg:y2="17cm" draw:start-shape="id23" draw:start-glue-point="6" draw:end-shape="id19" draw:end-glue-point="4" svg:d="m4375 16500v500">
          <text:p/>
        </draw:connector>
        <draw:connector draw:style-name="Соединение" draw:layer="layout" svg:x1="12.625cm" svg:y1="16.5cm" svg:x2="12.625cm" svg:y2="16.95cm" draw:start-shape="id21" draw:start-glue-point="6" draw:end-shape="id24" draw:end-glue-point="0" svg:d="m12625 16500v450">
          <text:p/>
        </draw:connector>
        <draw:connector draw:style-name="Соединение" draw:layer="layout" svg:x1="12.625cm" svg:y1="18.45cm" svg:x2="12.625cm" svg:y2="18.95cm" draw:start-shape="id24" draw:start-glue-point="2" draw:end-shape="id25" draw:end-glue-point="4" svg:d="m12625 18450v500">
          <text:p/>
        </draw:connector>
        <draw:connector draw:style-name="Соединение" draw:layer="layout" svg:x1="12.625cm" svg:y1="20.45cm" svg:x2="12.625cm" svg:y2="20.95cm" draw:start-shape="id25" draw:start-glue-point="6" draw:end-shape="id26" draw:end-glue-point="0" svg:d="m12625 20450v500">
          <text:p/>
        </draw:connector>
        <draw:connector draw:style-name="Соединение" draw:layer="layout" svg:x1="12.625cm" svg:y1="22.45cm" svg:x2="12.625cm" svg:y2="22.95cm" draw:start-shape="id26" draw:start-glue-point="2" draw:end-shape="id27" draw:end-glue-point="4" svg:d="m12625 22450v500">
          <text:p/>
        </draw:connector>
        <draw:connector draw:style-name="Соединение" xml:id="id31" draw:id="id31" draw:layer="layout" svg:x1="12.625cm" svg:y1="24.362cm" svg:x2="12.625cm" svg:y2="25.45cm" draw:start-shape="id27" draw:start-glue-point="6" draw:end-shape="id28" draw:end-glue-point="4" svg:d="m12625 24362v1088">
          <text:p/>
        </draw:connector>
        <draw:connector draw:style-name="Соединение" draw:layer="layout" svg:x1="13.75cm" svg:y1="15.75cm" svg:x2="18.875cm" svg:y2="17.95cm" draw:start-shape="id21" draw:start-glue-point="7" draw:end-shape="id29" draw:end-glue-point="4" svg:d="m13750 15750h5125v2200">
          <text:p/>
        </draw:connector>
        <draw:connector draw:style-name="Соединение" draw:layer="layout" svg:x1="13.75cm" svg:y1="19.7cm" svg:x2="15.875cm" svg:y2="21.45cm" draw:start-shape="id25" draw:start-glue-point="7" draw:end-shape="id30" draw:end-glue-point="4" svg:d="m13750 19700h2125v1750">
          <text:p/>
        </draw:connector>
        <draw:connector draw:style-name="Соединение" draw:layer="layout" svg:x1="15.875cm" svg:y1="22.862cm" svg:x2="12.625cm" svg:y2="24.906cm" draw:start-shape="id30" draw:start-glue-point="6" draw:end-shape="id31" draw:end-glue-point="0" svg:d="m15875 22862v2032h-3250v12">
          <text:p/>
        </draw:connector>
        <draw:connector draw:style-name="standard" draw:text-style-name="P3" draw:layer="layout" svg:x1="18.875cm" svg:y1="19.362cm" svg:x2="12.625cm" svg:y2="24.906cm" draw:start-shape="id29" draw:start-glue-point="6" draw:end-shape="id31" draw:end-glue-point="0" svg:d="m18875 19362v5532h-6250v12">
          <text:p/>
        </draw:connector>
        <draw:connector draw:style-name="standard" draw:text-style-name="P3" draw:layer="layout" draw:line-skew="-2.063cm" svg:x1="5.5cm" svg:y1="15.75cm" svg:x2="12.625cm" svg:y2="15cm" draw:start-shape="id23" draw:start-glue-point="7" draw:end-shape="id21" draw:end-glue-point="4" svg:d="m5500 15750h788v-1250h6337v500">
          <text:p/>
        </draw:connector>
        <draw:connector draw:style-name="Соединение" draw:layer="layout" svg:x1="3.25cm" svg:y1="9.25cm" svg:x2="4.375cm" svg:y2="14.533cm" draw:start-shape="id22" draw:start-glue-point="5" draw:end-shape="id32" draw:end-glue-point="0" svg:d="m3250 9250h-645v5283h1770">
          <text:p/>
        </draw:connector>
        <draw:frame draw:style-name="gr9" draw:layer="layout" svg:width="0.5cm" svg:height="0.5cm" svg:x="2.75cm" svg:y="8.75cm">
          <draw:text-box>
            <text:p>да</text:p>
          </draw:text-box>
        </draw:frame>
        <draw:frame draw:style-name="gr9" draw:layer="layout" svg:width="0.756cm" svg:height="0.5cm" svg:x="4.375cm" svg:y="9.873cm">
          <draw:text-box>
            <text:p>нет</text:p>
          </draw:text-box>
        </draw:frame>
        <draw:frame draw:style-name="gr9" draw:layer="layout" svg:width="0.5cm" svg:height="0.5cm" svg:x="5.616cm" svg:y="15.245cm">
          <draw:text-box>
            <text:p>да</text:p>
          </draw:text-box>
        </draw:frame>
        <draw:frame draw:style-name="gr9" draw:layer="layout" svg:width="0.756cm" svg:height="0.5cm" svg:x="4.491cm" svg:y="16.323cm">
          <draw:text-box>
            <text:p>нет</text:p>
          </draw:text-box>
        </draw:frame>
        <draw:frame draw:style-name="gr9" draw:layer="layout" svg:width="0.5cm" svg:height="0.5cm" svg:x="13.75cm" svg:y="15.245cm">
          <draw:text-box>
            <text:p>да</text:p>
          </draw:text-box>
        </draw:frame>
        <draw:frame draw:style-name="gr9" draw:layer="layout" svg:width="0.756cm" svg:height="0.5cm" svg:x="12.625cm" svg:y="16.323cm">
          <draw:text-box>
            <text:p>нет</text:p>
          </draw:text-box>
        </draw:frame>
        <draw:frame draw:style-name="gr9" draw:layer="layout" svg:width="0.5cm" svg:height="0.5cm" svg:x="12.741cm" svg:y="20.299cm">
          <draw:text-box>
            <text:p>да</text:p>
          </draw:text-box>
        </draw:frame>
        <draw:frame draw:style-name="gr9" draw:layer="layout" svg:width="0.756cm" svg:height="0.5cm" svg:x="13.75cm" svg:y="19.2cm">
          <draw:text-box>
            <text:p>нет</text:p>
          </draw:text-box>
        </draw:frame>
        <draw:frame draw:style-name="Номерки" draw:layer="layout" svg:width="0.194cm" svg:height="0.386cm" svg:x="3.506cm" svg:y="4.217cm">
          <draw:text-box>
            <text:p>3</text:p>
          </draw:text-box>
        </draw:frame>
        <draw:frame draw:style-name="Номерки" draw:layer="layout" svg:width="0.194cm" svg:height="0.386cm" svg:x="3.822cm" svg:y="6.233cm">
          <draw:text-box>
            <text:p>4</text:p>
          </draw:text-box>
        </draw:frame>
        <draw:frame draw:style-name="gr10" draw:layer="layout" svg:width="0.194cm" svg:height="0.386cm" svg:x="3.519cm" svg:y="10.325cm">
          <draw:text-box>
            <text:p>6</text:p>
          </draw:text-box>
        </draw:frame>
        <draw:frame draw:style-name="gr11" draw:layer="layout" svg:width="0.194cm" svg:height="0.395cm" svg:x="3.845cm" svg:y="12.335cm">
          <draw:text-box>
            <text:p>7</text:p>
          </draw:text-box>
        </draw:frame>
        <draw:frame draw:style-name="Номерки" draw:layer="layout" svg:width="0.194cm" svg:height="0.386cm" svg:x="3.784cm" svg:y="15.089cm">
          <draw:text-box>
            <text:p>8</text:p>
          </draw:text-box>
        </draw:frame>
        <draw:frame draw:style-name="Номерки" draw:layer="layout" svg:width="0.29cm" svg:height="0.386cm" svg:x="11.711cm" svg:y="16.691cm">
          <draw:text-box>
            <text:p>12</text:p>
          </draw:text-box>
        </draw:frame>
        <draw:frame draw:style-name="gr12" draw:layer="layout" svg:width="0.171cm" svg:height="0.386cm" svg:x="3.455cm" svg:y="16.706cm">
          <draw:text-box>
            <text:p>9</text:p>
          </draw:text-box>
        </draw:frame>
        <draw:frame draw:style-name="Номерки" draw:layer="layout" svg:width="0.29cm" svg:height="0.386cm" svg:x="3.788cm" svg:y="18.712cm">
          <draw:text-box>
            <text:p>10</text:p>
          </draw:text-box>
        </draw:frame>
        <draw:frame draw:style-name="Номерки" draw:layer="layout" svg:width="0.239cm" svg:height="0.386cm" svg:x="12.008cm" svg:y="15.094cm">
          <draw:text-box>
            <text:p>11</text:p>
          </draw:text-box>
        </draw:frame>
        <draw:frame draw:style-name="Номерки" draw:layer="layout" svg:width="0.29cm" svg:height="0.386cm" svg:x="11.922cm" svg:y="19.039cm">
          <draw:text-box>
            <text:p>13</text:p>
          </draw:text-box>
        </draw:frame>
        <draw:frame draw:style-name="gr13" draw:layer="layout" svg:width="0.311cm" svg:height="0.386cm" svg:x="11.68cm" svg:y="20.696cm">
          <draw:text-box>
            <text:p>14</text:p>
          </draw:text-box>
        </draw:frame>
        <draw:frame draw:style-name="gr13" draw:layer="layout" svg:width="0.29cm" svg:height="0.386cm" svg:x="11.655cm" svg:y="22.656cm">
          <draw:text-box>
            <text:p>15</text:p>
          </draw:text-box>
        </draw:frame>
        <draw:frame draw:style-name="Номерки" draw:layer="layout" svg:width="0.29cm" svg:height="0.386cm" svg:x="14.938cm" svg:y="21.14cm">
          <draw:text-box>
            <text:p>16</text:p>
          </draw:text-box>
        </draw:frame>
        <draw:frame draw:style-name="Номерки" draw:layer="layout" svg:width="0.29cm" svg:height="0.386cm" svg:x="17.94cm" svg:y="17.639cm">
          <draw:text-box>
            <text:p>17</text:p>
          </draw:text-box>
        </draw:frame>
        <draw:frame draw:style-name="Номерки" draw:layer="layout" svg:width="0.311cm" svg:height="0.386cm" svg:x="11.871cm" svg:y="25.165cm">
          <draw:text-box>
            <text:p>18</text:p>
          </draw:text-box>
        </draw:frame>
        <draw:frame draw:style-name="gr14" draw:text-style-name="P4" draw:layer="layout" svg:width="4.84cm" svg:height="2cm" svg:x="6.61cm" svg:y="2.5cm">
          <draw:text-box>
            <text:p text:style-name="P9">Программа вычисляет площадь и периметр треугольника, заданного по трем точкам (если такой существует).</text:p>
          </draw:text-box>
        </draw:frame>
        <draw:polyline draw:style-name="gr2" xml:id="id33" draw:id="id33" draw:layer="layout" svg:width="-0.599cm" svg:height="-1.499cm" svg:x="7.05cm" svg:y="4cm" svg:viewBox="0 0 -600 -1500" draw:points="0,0 600,0 600,1500 0,1500">
          <text:p/>
        </draw:polyline>
        <draw:connector draw:style-name="gr3" draw:layer="layout" draw:type="line" svg:x1="6.45cm" svg:y1="3.25cm" svg:x2="5.5cm" svg:y2="3.273cm" draw:start-shape="id33" draw:start-glue-point="3" draw:end-shape="id14" draw:end-glue-point="7" svg:d="m6450 3250-950 23">
          <text:p/>
        </draw:connector>
        <draw:polyline draw:style-name="gr2" xml:id="id34" draw:id="id34" draw:layer="layout" svg:width="0.599cm" svg:height="1.991cm" svg:x="10.4cm" svg:y="17cm" svg:viewBox="0 0 600 1992" draw:points="0,0 600,0 600,1992 0,1992">
          <text:p/>
        </draw:polyline>
        <draw:connector draw:style-name="gr3" draw:layer="layout" draw:type="line" svg:x1="11cm" svg:y1="17.996cm" svg:x2="11.5cm" svg:y2="17.7cm" draw:start-shape="id34" draw:start-glue-point="1" draw:end-shape="id24" draw:end-glue-point="3" svg:d="m11000 17996 500-296">
          <text:p/>
        </draw:connector>
        <draw:frame draw:style-name="gr7" draw:layer="layout" svg:width="3.928cm" svg:height="0.503cm" svg:x="7.072cm" svg:y="17.1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3.923cm" svg:height="0.503cm" svg:x="7.072cm" svg:y="17.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3.904cm" svg:height="0.503cm" svg:x="7.072cm" svg:y="18.20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olyline draw:style-name="gr2" xml:id="id35" draw:id="id35" draw:layer="layout" svg:width="0.599cm" svg:height="0.999cm" svg:x="9.4cm" svg:y="19.5cm" svg:viewBox="0 0 600 1000" draw:points="0,0 600,0 600,1000 0,1000">
          <text:p/>
        </draw:polyline>
        <draw:connector draw:style-name="gr3" draw:layer="layout" draw:type="line" svg:x1="10cm" svg:y1="20cm" svg:x2="11.5cm" svg:y2="19.7cm" draw:start-shape="id35" draw:start-glue-point="1" draw:end-shape="id25" draw:end-glue-point="5" svg:d="m10000 20000 1500-300">
          <text:p/>
        </draw:connector>
        <draw:frame draw:style-name="gr1" draw:text-style-name="P4" draw:layer="layout" svg:width="2.5cm" svg:height="1cm" svg:x="7.5cm" svg:y="19.5cm">
          <draw:text-box>
            <text:p text:style-name="P4">(a+b&gt;c)&amp;&amp;(a+c&gt;b)&amp;&amp;(c+b&gt;a)?</text:p>
          </draw:text-box>
        </draw:frame>
        <draw:polyline draw:style-name="gr2" xml:id="id36" draw:id="id36" draw:layer="layout" svg:width="0.599cm" svg:height="1.499cm" svg:x="9.4cm" svg:y="21.5cm" svg:viewBox="0 0 600 1500" draw:points="0,0 600,0 600,1500 0,1500">
          <text:p/>
        </draw:polyline>
        <draw:connector draw:style-name="gr3" draw:layer="layout" draw:type="line" svg:x1="10cm" svg:y1="22.25cm" svg:x2="11.5cm" svg:y2="21.7cm" draw:start-shape="id36" draw:start-glue-point="1" draw:end-shape="id26" draw:end-glue-point="3" svg:d="m10000 22250 1500-550">
          <text:p/>
        </draw:connector>
        <draw:frame draw:style-name="gr7" draw:layer="layout" svg:width="3.222cm" svg:height="0.846cm" svg:x="6.178cm" svg:y="21.6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4.716cm" svg:height="0.482cm" svg:x="5.284cm" svg:y="22.51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4" draw:text-style-name="P4" draw:layer="layout" svg:width="4.84cm" svg:height="2cm" svg:x="6.66cm" svg:y="6.5cm">
          <draw:text-box>
            <text:p text:style-name="P9">При ошибке ввода записать в переменную log значение false</text:p>
          </draw:text-box>
        </draw:frame>
        <draw:polyline draw:style-name="gr2" xml:id="id37" draw:id="id37" draw:layer="layout" svg:width="-0.599cm" svg:height="-0.965cm" svg:x="7.1cm" svg:y="7.466cm" svg:viewBox="0 0 -600 -966" draw:points="0,0 600,0 600,966 0,966">
          <text:p/>
        </draw:polyline>
        <draw:connector draw:style-name="gr3" draw:layer="layout" draw:type="line" svg:x1="6.5cm" svg:y1="6.983cm" svg:x2="5.271cm" svg:y2="7.25cm" draw:start-shape="id37" draw:start-glue-point="3" draw:end-shape="id16" draw:end-glue-point="9" svg:d="m6500 6983-1229 267">
          <text:p/>
        </draw:connector>
        <draw:frame draw:style-name="gr14" draw:text-style-name="P4" draw:layer="layout" svg:width="4.84cm" svg:height="2cm" svg:x="6.889cm" svg:y="8.5cm">
          <draw:text-box>
            <text:p text:style-name="P9">log==true?</text:p>
          </draw:text-box>
        </draw:frame>
        <draw:polyline draw:style-name="gr2" xml:id="id38" draw:id="id38" draw:layer="layout" svg:width="-0.599cm" svg:height="-0.589cm" svg:x="7.329cm" svg:y="9.09cm" svg:viewBox="0 0 -600 -590" draw:points="0,0 600,0 600,590 0,590">
          <text:p/>
        </draw:polyline>
        <draw:connector draw:style-name="gr3" draw:layer="layout" draw:type="line" svg:x1="6.729cm" svg:y1="8.795cm" svg:x2="5.5cm" svg:y2="9.25cm" draw:start-shape="id38" draw:start-glue-point="3" svg:d="m6729 8795-1229 455">
          <text:p/>
        </draw:connector>
      </draw:page>
      <draw:page draw:name="page3" draw:style-name="dp1" draw:master-page-name="Обычный">
        <draw:custom-shape draw:style-name="standard" draw:text-style-name="P2" xml:id="id53" draw:id="id53" draw:layer="layout" svg:width="2.25cm" svg:height="1.5cm" svg:x="3.25cm" svg:y="3.771cm">
          <text:p text:style-name="P3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6" xml:id="id55" draw:id="id55" draw:layer="layout" svg:width="2.25cm" svg:height="1.5cm" svg:x="12.25cm" svg:y="7.251cm">
          <text:p text:style-name="P5"><text:span text:style-name="T1">n0=1;n=1;i=2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39" draw:id="id39" draw:layer="layout" svg:width="2.25cm" svg:height="1.5cm" svg:x="3.25cm" svg:y="8.378cm">
          <text:p text:style-name="P3"><text:span text:style-name="T3">Введите M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xml:id="id40" draw:id="id40" draw:layer="layout" svg:width="2.25cm" svg:height="1.5cm" svg:x="3.25cm" svg:y="10.378cm">
          <text:p text:style-name="P5">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6" xml:id="id42" draw:id="id42" draw:layer="layout" svg:width="2.25cm" svg:height="1.5cm" svg:x="3.25cm" svg:y="18.878cm">
          <text:p text:style-name="P5"><text:span text:style-name="T1">m∈</text:span><text:span text:style-name="T4">ℝ</text:span><text:span text:style-name="T1"> or</text:span></text:p>
          <text:p text:style-name="P5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43" draw:id="id43" draw:layer="layout" svg:width="2.25cm" svg:height="1.5cm" svg:x="3.25cm" svg:y="14.378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xml:id="id44" draw:id="id44" draw:layer="layout" svg:width="2.25cm" svg:height="1.5cm" svg:x="3.25cm" svg:y="16.378cm">
          <text:p text:style-name="P5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6" xml:id="id41" draw:id="id41" draw:layer="layout" svg:width="2.25cm" svg:height="1.5cm" svg:x="3.25cm" svg:y="12.378cm">
          <text:p text:style-name="P3"><text:span text:style-name="T1">m∈ℝ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9.79cm" svg:x2="4.375cm" svg:y2="10.378cm" draw:start-shape="id39" draw:start-glue-point="6" draw:end-shape="id40" draw:end-glue-point="5" svg:d="m4375 9790v588">
          <text:p/>
        </draw:connector>
        <draw:connector draw:style-name="Соединение" draw:layer="layout" svg:x1="4.375cm" svg:y1="11.878cm" svg:x2="4.375cm" svg:y2="12.378cm" draw:start-shape="id40" draw:start-glue-point="8" draw:end-shape="id41" draw:end-glue-point="4" svg:d="m4375 11878v500">
          <text:p/>
        </draw:connector>
        <draw:connector draw:style-name="Соединение" draw:layer="layout" draw:line-skew="-0.54cm" svg:x1="3.25cm" svg:y1="19.628cm" svg:x2="4.381cm" svg:y2="7.867cm" draw:start-shape="id42" draw:start-glue-point="5" svg:d="m3250 19628h-750v-11761h1881">
          <text:p/>
        </draw:connector>
        <draw:connector draw:style-name="Соединение" draw:layer="layout" svg:x1="4.375cm" svg:y1="13.878cm" svg:x2="4.375cm" svg:y2="14.378cm" draw:start-shape="id41" draw:start-glue-point="6" draw:end-shape="id43" draw:end-glue-point="4" svg:d="m4375 13878v500">
          <text:p/>
        </draw:connector>
        <draw:connector draw:style-name="Соединение" draw:layer="layout" svg:x1="4.375cm" svg:y1="15.79cm" svg:x2="4.375cm" svg:y2="16.378cm" draw:start-shape="id43" draw:start-glue-point="6" draw:end-shape="id44" draw:end-glue-point="5" svg:d="m4375 15790v588">
          <text:p/>
        </draw:connector>
        <draw:connector draw:style-name="Соединение" xml:id="id45" draw:id="id45" draw:layer="layout" svg:x1="4.375cm" svg:y1="17.878cm" svg:x2="4.375cm" svg:y2="18.878cm" draw:start-shape="id44" draw:start-glue-point="8" draw:end-shape="id42" draw:end-glue-point="4" svg:d="m4375 17878v1000">
          <text:p/>
        </draw:connector>
        <draw:connector draw:style-name="Соединение" draw:layer="layout" draw:line-skew="0.305cm" svg:x1="5.5cm" svg:y1="13.128cm" svg:x2="4.375cm" svg:y2="18.378cm" draw:start-shape="id41" draw:start-glue-point="7" draw:end-shape="id45" draw:end-glue-point="0" svg:d="m5500 13128h500v5250h-1625">
          <text:p/>
        </draw:connector>
        <draw:connector draw:style-name="Соединение" draw:layer="layout" svg:x1="4.375cm" svg:y1="7.378cm" svg:x2="4.375cm" svg:y2="8.378cm" draw:end-shape="id39" draw:end-glue-point="4" svg:d="m4375 7378v1000">
          <text:p/>
        </draw:connector>
        <draw:custom-shape draw:style-name="gr17" draw:text-style-name="P10" xml:id="id46" draw:id="id46" draw:layer="layout" svg:width="2.25cm" svg:height="1.5cm" svg:x="12.248cm" svg:y="3cm">
          <text:p text:style-name="P3"><text:span text:style-name="T1">m∈ℝ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Соединение" draw:layer="layout" svg:x1="4.375cm" svg:y1="20.378cm" svg:x2="13.373cm" svg:y2="3cm" draw:start-shape="id42" draw:start-glue-point="6" draw:end-shape="id46" draw:end-glue-point="4" svg:d="m4375 20378v622h6125v-18500h2873v500">
          <text:p/>
        </draw:connector>
        <draw:custom-shape draw:style-name="standard" draw:text-style-name="P2" xml:id="id48" draw:id="id48" draw:layer="layout" svg:width="2.25cm" svg:height="0.75cm" svg:x="12.25cm" svg:y="17.2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50" draw:id="id50" draw:layer="layout" svg:x1="13.375cm" svg:y1="16.162cm" svg:x2="13.375cm" svg:y2="17.25cm" draw:start-shape="id47" draw:start-glue-point="6" draw:end-shape="id48" svg:d="m13375 16162v1088">
          <text:p/>
        </draw:connector>
        <draw:connector draw:style-name="Соединение" draw:layer="layout" draw:line-skew="5.374cm" svg:x1="18.199cm" svg:y1="6.412cm" svg:x2="13.375cm" svg:y2="16.706cm" draw:start-shape="id49" draw:start-glue-point="6" draw:end-shape="id50" draw:end-glue-point="0" svg:d="m18199 6412v10294h-4824v0">
          <text:p/>
        </draw:connector>
        <draw:connector draw:style-name="Соединение" draw:layer="layout" svg:x1="13.373cm" svg:y1="4.5cm" svg:x2="13.373cm" svg:y2="5.264cm" draw:start-shape="id46" draw:start-glue-point="6" draw:end-shape="id51" draw:end-glue-point="4" svg:d="m13373 4500v764">
          <text:p/>
        </draw:connector>
        <draw:connector draw:style-name="Соединение" draw:layer="layout" svg:x1="14.498cm" svg:y1="3.75cm" svg:x2="18.199cm" svg:y2="5cm" draw:start-shape="id46" draw:start-glue-point="7" draw:end-shape="id49" draw:end-glue-point="4" svg:d="m14498 3750h3701v1250">
          <text:p/>
        </draw:connector>
        <draw:frame draw:style-name="gr9" draw:layer="layout" svg:width="0.5cm" svg:height="0.5cm" svg:x="5.506cm" svg:y="12.621cm">
          <draw:text-box>
            <text:p>да</text:p>
          </draw:text-box>
        </draw:frame>
        <draw:frame draw:style-name="gr9" draw:layer="layout" svg:width="0.756cm" svg:height="0.5cm" svg:x="4.381cm" svg:y="13.699cm">
          <draw:text-box>
            <text:p>нет</text:p>
          </draw:text-box>
        </draw:frame>
        <draw:frame draw:style-name="gr9" draw:layer="layout" svg:width="0.5cm" svg:height="0.5cm" svg:x="13.48cm" svg:y="4.373cm">
          <draw:text-box>
            <text:p>да</text:p>
          </draw:text-box>
        </draw:frame>
        <draw:frame draw:style-name="gr9" draw:layer="layout" svg:width="0.756cm" svg:height="0.5cm" svg:x="14.5cm" svg:y="3.251cm">
          <draw:text-box>
            <text:p>нет</text:p>
          </draw:text-box>
        </draw:frame>
        <draw:frame draw:style-name="gr9" draw:layer="layout" svg:width="0.5cm" svg:height="0.5cm" svg:x="4.5cm" svg:y="20.378cm">
          <draw:text-box>
            <text:p>да</text:p>
          </draw:text-box>
        </draw:frame>
        <draw:frame draw:style-name="gr9" draw:layer="layout" svg:width="0.756cm" svg:height="0.5cm" svg:x="2.5cm" svg:y="19.129cm">
          <draw:text-box>
            <text:p>нет</text:p>
          </draw:text-box>
        </draw:frame>
        <draw:custom-shape draw:style-name="standard" draw:text-style-name="P2" xml:id="id52" draw:id="id52" draw:layer="layout" svg:width="2.25cm" svg:height="0.75cm" svg:x="3.25cm" svg:y="2.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6" xml:id="id54" draw:id="id54" draw:layer="layout" svg:width="2.25cm" svg:height="1.5cm" svg:x="3.25cm" svg:y="5.878cm">
          <text:p text:style-name="P5"><text:span text:style-name="T1">ch='Y'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4.375cm" svg:y1="3.25cm" svg:x2="4.375cm" svg:y2="3.771cm" draw:start-shape="id52" draw:start-glue-point="6" draw:end-shape="id53" draw:end-glue-point="4" svg:d="m4375 3250v521">
          <text:p/>
        </draw:connector>
        <draw:frame draw:style-name="Номерки" draw:layer="layout" svg:width="0.194cm" svg:height="0.386cm" svg:x="3.531cm" svg:y="3.5cm">
          <draw:text-box>
            <text:p>2</text:p>
          </draw:text-box>
        </draw:frame>
        <draw:connector draw:style-name="Соединение" draw:layer="layout" svg:x1="4.375cm" svg:y1="5.183cm" svg:x2="4.375cm" svg:y2="5.878cm" draw:start-shape="id53" draw:start-glue-point="6" draw:end-shape="id54" draw:end-glue-point="0" svg:d="m4375 5183v695">
          <text:p/>
        </draw:connector>
        <draw:custom-shape draw:style-name="gr17" draw:text-style-name="P6" xml:id="id56" draw:id="id56" draw:layer="layout" svg:width="2.25cm" svg:height="1.5cm" svg:x="12.25cm" svg:y="9.75cm">
          <text:p text:style-name="P3"><text:span text:style-name="T1">m&gt;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6" xml:id="id57" draw:id="id57" draw:layer="layout" svg:width="2.25cm" svg:height="1.5cm" svg:x="12.25cm" svg:y="11.75cm">
          <text:p text:style-name="P5"><text:span text:style-name="T1">n=n+n0;</text:span></text:p>
          <text:p text:style-name="P5"><text:span text:style-name="T1">n0=n-n0;</text:span></text:p>
          <text:p text:style-name="P5"><text:span text:style-name="T1">i+=1;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49" draw:id="id49" draw:layer="layout" svg:width="2.25cm" svg:height="1.5cm" svg:x="17.074cm" svg:y="5cm">
          <text:p text:style-name="P5"><text:span text:style-name="T3">Работа программы прерван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1" xml:id="id47" draw:id="id47" draw:layer="layout" svg:width="2.25cm" svg:height="1.5cm" svg:x="12.25cm" svg:y="14.75cm">
          <text:p text:style-name="P7"><text:span text:style-name="T3">Соседние числа Ф. №(i-1) и №i — n0 и 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xml:id="id58" draw:id="id58" draw:layer="layout" svg:x1="13.375cm" svg:y1="8.751cm" svg:x2="13.375cm" svg:y2="9.75cm" draw:start-shape="id55" draw:start-glue-point="2" draw:end-shape="id56" svg:d="m13375 8751v999">
          <text:p/>
        </draw:connector>
        <draw:connector draw:style-name="Соединение" draw:layer="layout" svg:x1="13.375cm" svg:y1="11.25cm" svg:x2="13.375cm" svg:y2="11.75cm" draw:start-shape="id56" draw:start-glue-point="6" draw:end-shape="id57" draw:end-glue-point="0" svg:d="m13375 11250v500">
          <text:p/>
        </draw:connector>
        <draw:connector draw:style-name="Соединение" draw:layer="layout" svg:x1="13.375cm" svg:y1="13.25cm" svg:x2="13.375cm" svg:y2="9.25cm" draw:start-shape="id57" draw:start-glue-point="2" draw:end-shape="id58" draw:end-glue-point="0" svg:d="m13375 13250v499h-1875v-4499h1875">
          <text:p/>
        </draw:connector>
        <draw:connector draw:style-name="Соединение" draw:layer="layout" draw:line-skew="1.206cm" svg:x1="14.5cm" svg:y1="10.5cm" svg:x2="13.375cm" svg:y2="14.75cm" draw:start-shape="id56" draw:start-glue-point="7" draw:end-shape="id47" draw:end-glue-point="4" svg:d="m14500 10500h562v3707h-1687v543">
          <text:p/>
        </draw:connector>
        <draw:frame draw:style-name="gr9" draw:layer="layout" svg:width="0.5cm" svg:height="0.5cm" svg:x="13.375cm" svg:y="11.104cm">
          <draw:text-box>
            <text:p>да</text:p>
          </draw:text-box>
        </draw:frame>
        <draw:frame draw:style-name="gr9" draw:layer="layout" svg:width="0.756cm" svg:height="0.5cm" svg:x="14.395cm" svg:y="9.982cm">
          <draw:text-box>
            <text:p>нет</text:p>
          </draw:text-box>
        </draw:frame>
        <draw:custom-shape draw:style-name="gr17" draw:text-style-name="P10" xml:id="id51" draw:id="id51" draw:layer="layout" svg:width="2.25cm" svg:height="1.5cm" svg:x="12.248cm" svg:y="5.264cm">
          <text:p text:style-name="P3"><text:span text:style-name="T1">m&gt;=1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standard" draw:text-style-name="P2" xml:id="id59" draw:id="id59" draw:layer="layout" svg:width="2.25cm" svg:height="1.5cm" svg:x="15.5cm" svg:y="8.5cm">
          <text:p text:style-name="P5"><text:span text:style-name="T3">Число не лежит между числами Ф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4.498cm" svg:y1="6.014cm" svg:x2="16.625cm" svg:y2="8.5cm" draw:start-shape="id51" draw:start-glue-point="7" draw:end-shape="id59" draw:end-glue-point="4" svg:d="m14498 6014h2127v2486">
          <text:p/>
        </draw:connector>
        <draw:connector draw:style-name="standard" draw:text-style-name="P3" draw:layer="layout" draw:line-skew="3.624cm" svg:x1="16.625cm" svg:y1="9.912cm" svg:x2="13.375cm" svg:y2="16.706cm" draw:start-shape="id59" draw:start-glue-point="6" draw:end-shape="id50" draw:end-glue-point="0" svg:d="m16625 9912v6794h-3250v0">
          <text:p/>
        </draw:connector>
        <draw:connector draw:style-name="Соединение" draw:layer="layout" svg:x1="13.373cm" svg:y1="6.764cm" svg:x2="13.375cm" svg:y2="7.251cm" draw:start-shape="id51" draw:start-glue-point="6" draw:end-shape="id55" draw:end-glue-point="0" svg:d="m13373 6764v244h2v243">
          <text:p/>
        </draw:connector>
        <draw:frame draw:style-name="gr9" draw:layer="layout" svg:width="0.5cm" svg:height="0.5cm" svg:x="13.375cm" svg:y="6.598cm">
          <draw:text-box>
            <text:p>да</text:p>
          </draw:text-box>
        </draw:frame>
        <draw:frame draw:style-name="gr9" draw:layer="layout" svg:width="0.756cm" svg:height="0.5cm" svg:x="14.395cm" svg:y="5.476cm">
          <draw:text-box>
            <text:p>нет</text:p>
          </draw:text-box>
        </draw:frame>
        <draw:frame draw:style-name="Номерки" draw:layer="layout" svg:width="0.194cm" svg:height="0.386cm" svg:x="3.688cm" svg:y="2.197cm">
          <draw:text-box>
            <text:p>1</text:p>
          </draw:text-box>
        </draw:frame>
        <draw:frame draw:style-name="gr19" draw:layer="layout" svg:width="0.171cm" svg:height="0.386cm" svg:x="3.891cm" svg:y="10.15cm">
          <draw:text-box>
            <text:p>5</text:p>
          </draw:text-box>
        </draw:frame>
        <draw:frame draw:style-name="gr10" draw:layer="layout" svg:width="0.194cm" svg:height="0.386cm" svg:x="3.75cm" svg:y="12.522cm">
          <draw:text-box>
            <text:p>6</text:p>
          </draw:text-box>
        </draw:frame>
        <draw:frame draw:style-name="gr11" draw:layer="layout" svg:width="0.194cm" svg:height="0.395cm" svg:x="3.58cm" svg:y="14.099cm">
          <draw:text-box>
            <text:p>7</text:p>
          </draw:text-box>
        </draw:frame>
        <draw:frame draw:style-name="Номерки" draw:layer="layout" svg:width="0.194cm" svg:height="0.386cm" svg:x="3.845cm" svg:y="16.104cm">
          <draw:text-box>
            <text:p>8</text:p>
          </draw:text-box>
        </draw:frame>
        <draw:frame draw:style-name="Номерки" draw:layer="layout" svg:width="0.194cm" svg:height="0.386cm" svg:x="3.491cm" svg:y="5.605cm">
          <draw:text-box>
            <text:p>3</text:p>
          </draw:text-box>
        </draw:frame>
        <draw:frame draw:style-name="gr20" draw:layer="layout" svg:width="0.193cm" svg:height="0.386cm" svg:x="3.493cm" svg:y="8.095cm">
          <draw:text-box>
            <text:p>4</text:p>
          </draw:text-box>
        </draw:frame>
        <draw:frame draw:style-name="Номерки" draw:layer="layout" svg:width="0.29cm" svg:height="0.386cm" svg:x="12.5cm" svg:y="6.973cm">
          <draw:text-box>
            <text:p>12</text:p>
          </draw:text-box>
        </draw:frame>
        <draw:frame draw:style-name="Номерки" draw:layer="layout" svg:width="0.194cm" svg:height="0.386cm" svg:x="3.79cm" svg:y="19.015cm">
          <draw:text-box>
            <text:p>9</text:p>
          </draw:text-box>
        </draw:frame>
        <draw:frame draw:style-name="Номерки" draw:layer="layout" svg:width="0.29cm" svg:height="0.386cm" svg:x="12.715cm" svg:y="3.115cm">
          <draw:text-box>
            <text:p>10</text:p>
          </draw:text-box>
        </draw:frame>
        <draw:frame draw:style-name="Номерки" draw:layer="layout" svg:width="0.239cm" svg:height="0.386cm" svg:x="12.689cm" svg:y="5.393cm">
          <draw:text-box>
            <text:p>11</text:p>
          </draw:text-box>
        </draw:frame>
        <draw:frame draw:style-name="Номерки" draw:layer="layout" svg:width="0.29cm" svg:height="0.386cm" svg:x="12.68cm" svg:y="9.878cm">
          <draw:text-box>
            <text:p>13</text:p>
          </draw:text-box>
        </draw:frame>
        <draw:frame draw:style-name="gr13" draw:layer="layout" svg:width="0.311cm" svg:height="0.386cm" svg:x="12.459cm" svg:y="11.508cm">
          <draw:text-box>
            <text:p>14</text:p>
          </draw:text-box>
        </draw:frame>
        <draw:frame draw:style-name="gr13" draw:layer="layout" svg:width="0.29cm" svg:height="0.386cm" svg:x="12.506cm" svg:y="14.487cm">
          <draw:text-box>
            <text:p>15</text:p>
          </draw:text-box>
        </draw:frame>
        <draw:frame draw:style-name="Номерки" draw:layer="layout" svg:width="0.29cm" svg:height="0.386cm" svg:x="15.736cm" svg:y="8.194cm">
          <draw:text-box>
            <text:p>16</text:p>
          </draw:text-box>
        </draw:frame>
        <draw:frame draw:style-name="Номерки" draw:layer="layout" svg:width="0.29cm" svg:height="0.386cm" svg:x="17.239cm" svg:y="4.718cm">
          <draw:text-box>
            <text:p>17</text:p>
          </draw:text-box>
        </draw:frame>
        <draw:frame draw:style-name="gr13" draw:layer="layout" svg:width="0.311cm" svg:height="0.386cm" svg:x="12.604cm" svg:y="17.002cm">
          <draw:text-box>
            <text:p>18</text:p>
          </draw:text-box>
        </draw:frame>
        <draw:frame draw:style-name="gr14" draw:text-style-name="P4" draw:layer="layout" svg:width="3.89cm" svg:height="4cm" svg:x="6.5cm" svg:y="4cm">
          <draw:text-box>
            <text:p text:style-name="P9">Программа вычисляет числа Фибоначчи(и их номера), которые лежат вокруг заданного числа M(т.е. ф1&lt;m&lt;=ф2)</text:p>
          </draw:text-box>
        </draw:frame>
        <draw:polyline draw:style-name="gr2" xml:id="id60" draw:id="id60" draw:layer="layout" svg:width="0.599cm" svg:height="2.129cm" draw:transform="rotate (3.1415926535892) translate (6.86700000000126cm 6.13cm)" svg:viewBox="0 0 600 2130" draw:points="0,0 600,0 600,2130 0,2130">
          <text:p/>
        </draw:polyline>
        <draw:connector draw:style-name="gr3" draw:layer="layout" draw:type="line" svg:x1="6.267cm" svg:y1="5.065cm" svg:x2="5.5cm" svg:y2="4.521cm" draw:start-shape="id60" draw:start-glue-point="3" draw:end-shape="id53" draw:end-glue-point="7" svg:d="m6267 5065-767-544">
          <text:p/>
        </draw:connector>
        <draw:frame draw:style-name="gr14" draw:text-style-name="P4" draw:layer="layout" svg:width="3.84cm" svg:height="2cm" svg:x="6.16cm" svg:y="19cm">
          <draw:text-box>
            <text:p text:style-name="P9">Если число получено, или пользователь отказался, то прекратить ввод.</text:p>
          </draw:text-box>
        </draw:frame>
        <draw:polyline draw:style-name="gr2" xml:id="id61" draw:id="id61" draw:layer="layout" svg:width="-0.599cm" svg:height="-1.223cm" svg:x="6.6cm" svg:y="20.224cm" svg:viewBox="0 0 -600 -1224" draw:points="0,0 600,0 600,1224 0,1224">
          <text:p/>
        </draw:polyline>
        <draw:connector draw:style-name="gr3" draw:layer="layout" draw:type="line" svg:x1="6cm" svg:y1="19.612cm" svg:x2="5.5cm" svg:y2="19.628cm" draw:start-shape="id61" draw:start-glue-point="3" draw:end-shape="id42" draw:end-glue-point="7" svg:d="m6000 19612-500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4-17T21:52:11.51</dc:date>
    <meta:editing-duration>P2DT16H8M42S</meta:editing-duration>
    <meta:editing-cycles>257</meta:editing-cycles>
    <meta:generator>LibreOffice/3.3$Win32 LibreOffice_project/330m19$Build-8</meta:generator>
    <meta:document-statistic meta:object-count="195"/>
  </office:meta>
</office:document-meta>
</file>

<file path=Object 1/content.xml><?xml version="1.0" encoding="utf-8"?>
<math xmlns="http://www.w3.org/1998/Math/MathML">
  <semantics>
    <mrow>
      <mrow>
        <mi mathvariant="italic">fi</mi>
        <mo stretchy="false">=</mo>
        <mrow>
          <mfrac>
            <mn>180</mn>
            <mo stretchy="false">π</mo>
          </mfrac>
          <mo stretchy="false">⋅</mo>
          <mi>arccos</mi>
        </mrow>
      </mrow>
      <mrow>
        <mo stretchy="false">(</mo>
        <mfrac>
          <mi mathvariant="italic">vecx</mi>
          <msqrt>
            <mrow>
              <msup>
                <mi mathvariant="italic">vecx</mi>
                <mn>2</mn>
              </msup>
              <mo stretchy="false">+</mo>
              <msup>
                <mi mathvariant="italic">vecy</mi>
                <mn>2</mn>
              </msup>
            </mrow>
          </msqrt>
        </mfrac>
        <mo stretchy="false">)</mo>
      </mrow>
    </mrow>
    <annotation encoding="StarMath 5.0"> fi = { 180 over %ipi } cdot arccos ( vecx over sqrt {  { vecx rsup 2 } + { vecy rsup 2 }  } ) </annotation>
  </semantics>
</math>
</file>

<file path=Object 2/content.xml><?xml version="1.0" encoding="utf-8"?>
<math xmlns="http://www.w3.org/1998/Math/MathML">
  <semantics>
    <mstyle mathsize="10pt">
      <mrow>
        <mrow>
          <mi>a</mi>
          <mo stretchy="false">=</mo>
          <msqrt>
            <mrow>
              <msup>
                <mrow>
                  <mo stretchy="false">(</mo>
                  <mrow>
                    <mi mathvariant="italic">x2</mi>
                    <mo stretchy="false">−</mo>
                    <mi mathvariant="italic">x1</mi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i mathvariant="italic">y2</mi>
                    <mo stretchy="false">−</mo>
                    <mi mathvariant="italic">y1</mi>
                  </mrow>
                  <mo stretchy="false">)</mo>
                </mrow>
                <mn>2</mn>
              </msup>
            </mrow>
          </msqrt>
        </mrow>
      </mrow>
    </mstyle>
    <annotation encoding="StarMath 5.0">size 10 {a = sqrt {  { (x2-x1) rsup 2 } + { (y2-y1) rsup 2 }  }}</annotation>
  </semantics>
</math>
</file>

<file path=Object 3/content.xml><?xml version="1.0" encoding="utf-8"?>
<math xmlns="http://www.w3.org/1998/Math/MathML">
  <semantics>
    <mstyle mathsize="10pt">
      <mrow>
        <mrow>
          <mi>b</mi>
          <mo stretchy="false">=</mo>
          <msqrt>
            <mrow>
              <msup>
                <mrow>
                  <mo stretchy="false">(</mo>
                  <mrow>
                    <mi mathvariant="italic">x3</mi>
                    <mo stretchy="false">−</mo>
                    <mi mathvariant="italic">x2</mi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i mathvariant="italic">y3</mi>
                    <mo stretchy="false">−</mo>
                    <mi mathvariant="italic">y2</mi>
                  </mrow>
                  <mo stretchy="false">)</mo>
                </mrow>
                <mn>2</mn>
              </msup>
            </mrow>
          </msqrt>
        </mrow>
      </mrow>
    </mstyle>
    <annotation encoding="StarMath 5.0">size 10 {b = sqrt {  { (x3-x2) rsup 2 } + { (y3-y2) rsup 2 }  }}</annotation>
  </semantics>
</math>
</file>

<file path=Object 4/content.xml><?xml version="1.0" encoding="utf-8"?>
<math xmlns="http://www.w3.org/1998/Math/MathML">
  <semantics>
    <mstyle mathsize="10pt">
      <mrow>
        <mrow>
          <mi>c</mi>
          <mo stretchy="false">=</mo>
          <msqrt>
            <mrow>
              <msup>
                <mrow>
                  <mo stretchy="false">(</mo>
                  <mrow>
                    <mi mathvariant="italic">x1</mi>
                    <mo stretchy="false">−</mo>
                    <mi mathvariant="italic">x3</mi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i mathvariant="italic">y1</mi>
                    <mo stretchy="false">−</mo>
                    <mi mathvariant="italic">y3</mi>
                  </mrow>
                  <mo stretchy="false">)</mo>
                </mrow>
                <mn>2</mn>
              </msup>
            </mrow>
          </msqrt>
        </mrow>
      </mrow>
    </mstyle>
    <annotation encoding="StarMath 5.0">size 10 {c = sqrt {  { (x1-x3) rsup 2 } + { (y1-y3) rsup 2 }  }}</annotation>
  </semantics>
</math>
</file>

<file path=Object 5/content.xml><?xml version="1.0" encoding="utf-8"?>
<math xmlns="http://www.w3.org/1998/Math/MathML">
  <semantics>
    <mstyle mathsize="10pt">
      <mrow>
        <mrow>
          <mrow>
            <mi>p</mi>
            <mo stretchy="false">=</mo>
            <mrow>
              <mrow>
                <mi>a</mi>
                <mo stretchy="false">+</mo>
                <mi>b</mi>
              </mrow>
              <mo stretchy="false">+</mo>
              <mi>c</mi>
            </mrow>
          </mrow>
          <mi>;</mi>
          <mrow>
            <mi mathvariant="italic">p2</mi>
            <mo stretchy="false">=</mo>
            <mfrac>
              <mi>p</mi>
              <mn>2</mn>
            </mfrac>
          </mrow>
          <mi>;</mi>
        </mrow>
      </mrow>
    </mstyle>
    <annotation encoding="StarMath 5.0">size 10 {p=a+b+c; p2=p over 2;} 
</annotation>
  </semantics>
</math>
</file>

<file path=Object 6/content.xml><?xml version="1.0" encoding="utf-8"?>
<math xmlns="http://www.w3.org/1998/Math/MathML">
  <semantics>
    <mstyle mathsize="10pt">
      <mrow>
        <mrow>
          <mi>s</mi>
          <mo stretchy="false">=</mo>
          <msqrt>
            <mrow>
              <mi mathvariant="italic">p2</mi>
              <mrow>
                <mo stretchy="false">(</mo>
                <mrow>
                  <mi mathvariant="italic">p2</mi>
                  <mo stretchy="false">−</mo>
                  <mi>a</mi>
                </mrow>
                <mo stretchy="false">)</mo>
              </mrow>
              <mrow>
                <mo stretchy="false">(</mo>
                <mrow>
                  <mi mathvariant="italic">p2</mi>
                  <mo stretchy="false">−</mo>
                  <mi>b</mi>
                </mrow>
                <mo stretchy="false">)</mo>
              </mrow>
              <mrow>
                <mo stretchy="false">(</mo>
                <mrow>
                  <mi mathvariant="italic">p2</mi>
                  <mo stretchy="false">−</mo>
                  <mi>c</mi>
                </mrow>
                <mo stretchy="false">)</mo>
              </mrow>
            </mrow>
          </msqrt>
        </mrow>
      </mrow>
    </mstyle>
    <annotation encoding="StarMath 5.0">size 10 {s = sqrt {p2(p2-a)(p2-b)(p2-c)}}</annotation>
  </semantics>
</math>
</file>